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4:Sheet1.D4 Sheet1.D5:Sheet1.D15 Sheet1.E4:Sheet1.E4 Sheet1.E5:Sheet1.E15 Sheet1.F4:Sheet1.F4 Sheet1.F5:Sheet1.F15 Sheet1.G4:Sheet1.G4 Sheet1.G5:Sheet1.G15 Sheet1.H4:Sheet1.H4 Sheet1.H5:Sheet1.H15 Sheet1.I4:Sheet1.I4 Sheet1.I5:Sheet1.I15 Sheet1.J4:Sheet1.J4 Sheet1.J5:Sheet1.J15 Sheet1.K4:Sheet1.K4 Sheet1.K5:Sheet1.K15 Sheet1.L4:Sheet1.L4 Sheet1.L5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34.69pt" svg:y="379.47pt">
            <loext:p draw:notify-on-update-of-ranges="Sheet1.D32:Sheet1.D52 Sheet1.E21:Sheet1.E21 Sheet1.E32:Sheet1.E52 Sheet1.F21:Sheet1.F21 Sheet1.F32:Sheet1.F52 Sheet1.G21:Sheet1.G21 Sheet1.G32:Sheet1.G52 Sheet1.H21:Sheet1.H21 Sheet1.H32:Sheet1.H52 Sheet1.I21:Sheet1.I21 Sheet1.I32:Sheet1.I52 Sheet1.J21:Sheet1.J21 Sheet1.J32:Sheet1.J52 Sheet1.K21:Sheet1.K21 Sheet1.K32:Sheet1.K52 Sheet1.L21:Sheet1.L21 Sheet1.L32:Sheet1.L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51.07pt" svg:y="725.81pt">
            <loext:p draw:notify-on-update-of-ranges="Sheet1.D59:Sheet1.D79 Sheet1.E38:Sheet1.E38 Sheet1.E59:Sheet1.E79 Sheet1.F38:Sheet1.F38 Sheet1.F59:Sheet1.F79 Sheet1.G38:Sheet1.G38 Sheet1.G59:Sheet1.G79 Sheet1.H38:Sheet1.H38 Sheet1.H59:Sheet1.H79 Sheet1.I38:Sheet1.I38 Sheet1.I59:Sheet1.I79 Sheet1.J38:Sheet1.J38 Sheet1.J59:Sheet1.J79 Sheet1.K38:Sheet1.K38 Sheet1.K59:Sheet1.K79 Sheet1.L38:Sheet1.L38 Sheet1.L59:Sheet1.L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1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73761" calcext:value-type="float">
            <text:p>273761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117326" calcext:value-type="float">
            <text:p>117326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0365282125649746" calcext:value-type="float">
            <text:p>0.0003652821</text:p>
          </table:table-cell>
          <table:table-cell table:style-name="ce1" table:formula="of:=100*([.F2]*[.F3])/[.F1]" office:value-type="float" office:value="0.00146112850259898" calcext:value-type="float">
            <text:p>0.0014611285</text:p>
          </table:table-cell>
          <table:table-cell table:style-name="ce1" table:formula="of:=100*([.G2]*[.G3])/[.G1]" office:value-type="float" office:value="0.00292225700519796" calcext:value-type="float">
            <text:p>0.002922257</text:p>
          </table:table-cell>
          <table:table-cell table:style-name="ce1" table:formula="of:=100*([.H2]*[.H3])/[.H1]" office:value-type="float" office:value="0.00584451401039593" calcext:value-type="float">
            <text:p>0.005844514</text:p>
          </table:table-cell>
          <table:table-cell table:style-name="ce1" table:formula="of:=100*([.I2]*[.I3])/[.I1]" office:value-type="float" office:value="0.0116890280207919" calcext:value-type="float">
            <text:p>0.011689028</text:p>
          </table:table-cell>
          <table:table-cell table:style-name="ce1" table:formula="of:=100*([.J2]*[.J3])/[.J1]" office:value-type="float" office:value="0.0233780560415837" calcext:value-type="float">
            <text:p>0.023378056</text:p>
          </table:table-cell>
          <table:table-cell table:style-name="ce1" table:formula="of:=100*([.K2]*[.K3])/[.K1]" office:value-type="float" office:value="0.0467561120831674" calcext:value-type="float">
            <text:p>0.0467561121</text:p>
          </table:table-cell>
          <table:table-cell table:style-name="ce1" table:formula="of:=100*([.L2]*[.L3])/[.L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0365282125649746" calcext:value-type="float">
            <text:p>0.0003652821</text:p>
          </table:table-cell>
          <table:table-cell table:style-name="ce1" table:formula="of:=100*([.P2]*[.P3])/[.P1]" office:value-type="float" office:value="0.00146112850259898" calcext:value-type="float">
            <text:p>0.0014611285</text:p>
          </table:table-cell>
          <table:table-cell table:style-name="ce1" table:formula="of:=100*([.Q2]*[.Q3])/[.Q1]" office:value-type="float" office:value="0.00292225700519796" calcext:value-type="float">
            <text:p>0.002922257</text:p>
          </table:table-cell>
          <table:table-cell table:style-name="ce1" table:formula="of:=100*([.R2]*[.R3])/[.R1]" office:value-type="float" office:value="0.00584451401039593" calcext:value-type="float">
            <text:p>0.005844514</text:p>
          </table:table-cell>
          <table:table-cell table:style-name="ce1" table:formula="of:=100*([.S2]*[.S3])/[.S1]" office:value-type="float" office:value="0.0116890280207919" calcext:value-type="float">
            <text:p>0.011689028</text:p>
          </table:table-cell>
          <table:table-cell table:style-name="ce1" table:formula="of:=100*([.T2]*[.T3])/[.T1]" office:value-type="float" office:value="0.0233780560415837" calcext:value-type="float">
            <text:p>0.023378056</text:p>
          </table:table-cell>
          <table:table-cell table:style-name="ce1" table:formula="of:=100*([.U2]*[.U3])/[.U1]" office:value-type="float" office:value="0.0467561120831674" calcext:value-type="float">
            <text:p>0.0467561121</text:p>
          </table:table-cell>
          <table:table-cell table:style-name="ce1" table:formula="of:=100*([.V2]*[.V3])/[.V1]" office:value-type="float" office:value="0.0935122241663349" calcext:value-type="float">
            <text:p>0.0935122242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0365282125649746" calcext:value-type="float">
            <text:p>0.0003652821</text:p>
          </table:table-cell>
          <table:table-cell table:style-name="ce1" table:formula="of:=100*([.Z2]*[.Z3])/[.Z1]" office:value-type="float" office:value="0.00146112850259898" calcext:value-type="float">
            <text:p>0.0014611285</text:p>
          </table:table-cell>
          <table:table-cell table:style-name="ce1" table:formula="of:=100*([.AA2]*[.AA3])/[.AA1]" office:value-type="float" office:value="0.00292225700519796" calcext:value-type="float">
            <text:p>0.002922257</text:p>
          </table:table-cell>
          <table:table-cell table:style-name="ce1" table:formula="of:=100*([.AB2]*[.AB3])/[.AB1]" office:value-type="float" office:value="0.00584451401039593" calcext:value-type="float">
            <text:p>0.005844514</text:p>
          </table:table-cell>
          <table:table-cell table:style-name="ce1" table:formula="of:=100*([.AC2]*[.AC3])/[.AC1]" office:value-type="float" office:value="0.0116890280207919" calcext:value-type="float">
            <text:p>0.011689028</text:p>
          </table:table-cell>
          <table:table-cell table:style-name="ce1" table:formula="of:=100*([.AD2]*[.AD3])/[.AD1]" office:value-type="float" office:value="0.0233780560415837" calcext:value-type="float">
            <text:p>0.023378056</text:p>
          </table:table-cell>
          <table:table-cell table:style-name="ce1" table:formula="of:=100*([.AE2]*[.AE3])/[.AE1]" office:value-type="float" office:value="0.0467561120831674" calcext:value-type="float">
            <text:p>0.0467561121</text:p>
          </table:table-cell>
          <table:table-cell table:style-name="ce1" table:formula="of:=100*([.AF2]*[.AF3])/[.AF1]" office:value-type="float" office:value="0.0935122241663349" calcext:value-type="float">
            <text:p>0.0935122242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91087" calcext:value-type="float">
            <text:p>3910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1873" calcext:value-type="float">
            <text:p>0.691873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45942" calcext:value-type="float">
            <text:p>0.245942</text:p>
          </table:table-cell>
          <table:table-cell office:value-type="float" office:value="0.279707" calcext:value-type="float">
            <text:p>0.279707</text:p>
          </table:table-cell>
          <table:table-cell office:value-type="float" office:value="0.279547" calcext:value-type="float">
            <text:p>0.279547</text:p>
          </table:table-cell>
          <table:table-cell office:value-type="float" office:value="0.279631" calcext:value-type="float">
            <text:p>0.279631</text:p>
          </table:table-cell>
          <table:table-cell office:value-type="float" office:value="0.280694" calcext:value-type="float">
            <text:p>0.280694</text:p>
          </table:table-cell>
          <table:table-cell office:value-type="float" office:value="0.275332" calcext:value-type="float">
            <text:p>0.275332</text:p>
          </table:table-cell>
          <table:table-cell office:value-type="float" office:value="0.266978" calcext:value-type="float">
            <text:p>0.266978</text:p>
          </table:table-cell>
          <table:table-cell office:value-type="float" office:value="0.264455" calcext:value-type="float">
            <text:p>0.264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4986" calcext:value-type="float">
            <text:p>0.924986</text:p>
          </table:table-cell>
          <table:table-cell table:number-columns-repeated="7" office:value-type="float" office:value="0.92545" calcext:value-type="float">
            <text:p>0.92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2984" calcext:value-type="float">
            <text:p>0.922984</text:p>
          </table:table-cell>
          <table:table-cell table:number-columns-repeated="7" office:value-type="float" office:value="0.923649" calcext:value-type="float">
            <text:p>0.9236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40217" calcext:value-type="float">
            <text:p>0.240217</text:p>
          </table:table-cell>
          <table:table-cell office:value-type="float" office:value="0.240916" calcext:value-type="float">
            <text:p>0.240916</text:p>
          </table:table-cell>
          <table:table-cell office:value-type="float" office:value="0.240697" calcext:value-type="float">
            <text:p>0.240697</text:p>
          </table:table-cell>
          <table:table-cell office:value-type="float" office:value="0.241509" calcext:value-type="float">
            <text:p>0.241509</text:p>
          </table:table-cell>
          <table:table-cell office:value-type="float" office:value="0.242069" calcext:value-type="float">
            <text:p>0.242069</text:p>
          </table:table-cell>
          <table:table-cell office:value-type="float" office:value="0.242337" calcext:value-type="float">
            <text:p>0.242337</text:p>
          </table:table-cell>
          <table:table-cell office:value-type="float" office:value="0.239846" calcext:value-type="float">
            <text:p>0.239846</text:p>
          </table:table-cell>
          <table:table-cell office:value-type="float" office:value="0.240288" calcext:value-type="float">
            <text:p>0.2402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4898" calcext:value-type="float">
            <text:p>0.924898</text:p>
          </table:table-cell>
          <table:table-cell office:value-type="float" office:value="0.92488" calcext:value-type="float">
            <text:p>0.92488</text:p>
          </table:table-cell>
          <table:table-cell office:value-type="float" office:value="0.924905" calcext:value-type="float">
            <text:p>0.924905</text:p>
          </table:table-cell>
          <table:table-cell office:value-type="float" office:value="0.924851" calcext:value-type="float">
            <text:p>0.924851</text:p>
          </table:table-cell>
          <table:table-cell office:value-type="float" office:value="0.924774" calcext:value-type="float">
            <text:p>0.924774</text:p>
          </table:table-cell>
          <table:table-cell office:value-type="float" office:value="0.92477" calcext:value-type="float">
            <text:p>0.92477</text:p>
          </table:table-cell>
          <table:table-cell office:value-type="float" office:value="0.925303" calcext:value-type="float">
            <text:p>0.925303</text:p>
          </table:table-cell>
          <table:table-cell office:value-type="float" office:value="0.925322" calcext:value-type="float">
            <text:p>0.9253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22651" calcext:value-type="float">
            <text:p>0.922651</text:p>
          </table:table-cell>
          <table:table-cell office:value-type="float" office:value="0.922856" calcext:value-type="float">
            <text:p>0.922856</text:p>
          </table:table-cell>
          <table:table-cell office:value-type="float" office:value="0.922864" calcext:value-type="float">
            <text:p>0.922864</text:p>
          </table:table-cell>
          <table:table-cell office:value-type="float" office:value="0.922762" calcext:value-type="float">
            <text:p>0.922762</text:p>
          </table:table-cell>
          <table:table-cell office:value-type="float" office:value="0.922694" calcext:value-type="float">
            <text:p>0.922694</text:p>
          </table:table-cell>
          <table:table-cell office:value-type="float" office:value="0.922626" calcext:value-type="float">
            <text:p>0.922626</text:p>
          </table:table-cell>
          <table:table-cell office:value-type="float" office:value="0.923325" calcext:value-type="float">
            <text:p>0.923325</text:p>
          </table:table-cell>
          <table:table-cell office:value-type="float" office:value="0.923376" calcext:value-type="float">
            <text:p>0.92337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43311" calcext:value-type="float">
            <text:p>0.243311</text:p>
          </table:table-cell>
          <table:table-cell office:value-type="float" office:value="0.245882" calcext:value-type="float">
            <text:p>0.245882</text:p>
          </table:table-cell>
          <table:table-cell office:value-type="float" office:value="0.245995" calcext:value-type="float">
            <text:p>0.245995</text:p>
          </table:table-cell>
          <table:table-cell office:value-type="float" office:value="0.245855" calcext:value-type="float">
            <text:p>0.245855</text:p>
          </table:table-cell>
          <table:table-cell office:value-type="float" office:value="0.244939" calcext:value-type="float">
            <text:p>0.244939</text:p>
          </table:table-cell>
          <table:table-cell office:value-type="float" office:value="0.243303" calcext:value-type="float">
            <text:p>0.243303</text:p>
          </table:table-cell>
          <table:table-cell office:value-type="float" office:value="0.240612" calcext:value-type="float">
            <text:p>0.240612</text:p>
          </table:table-cell>
          <table:table-cell office:value-type="float" office:value="0.244489" calcext:value-type="float">
            <text:p>0.244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5391" calcext:value-type="float">
            <text:p>0.925391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402" calcext:value-type="float">
            <text:p>0.925402</text:p>
          </table:table-cell>
          <table:table-cell table:number-columns-repeated="2" office:value-type="float" office:value="0.925398" calcext:value-type="float">
            <text:p>0.925398</text:p>
          </table:table-cell>
          <table:table-cell office:value-type="float" office:value="0.925406" calcext:value-type="float">
            <text:p>0.925406</text:p>
          </table:table-cell>
          <table:table-cell office:value-type="float" office:value="0.925409" calcext:value-type="float">
            <text:p>0.925409</text:p>
          </table:table-cell>
          <table:table-cell office:value-type="float" office:value="0.925406" calcext:value-type="float">
            <text:p>0.925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683" calcext:value-type="float">
            <text:p>0.923683</text:p>
          </table:table-cell>
          <table:table-cell office:value-type="float" office:value="0.923674" calcext:value-type="float">
            <text:p>0.923674</text:p>
          </table:table-cell>
          <table:table-cell office:value-type="float" office:value="0.923683" calcext:value-type="float">
            <text:p>0.923683</text:p>
          </table:table-cell>
          <table:table-cell office:value-type="float" office:value="0.923649" calcext:value-type="float">
            <text:p>0.923649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666" calcext:value-type="float">
            <text:p>0.92366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0412" calcext:value-type="float">
            <text:p>0.240412</text:p>
          </table:table-cell>
          <table:table-cell office:value-type="float" office:value="0.238877" calcext:value-type="float">
            <text:p>0.238877</text:p>
          </table:table-cell>
          <table:table-cell office:value-type="float" office:value="0.239103" calcext:value-type="float">
            <text:p>0.239103</text:p>
          </table:table-cell>
          <table:table-cell office:value-type="float" office:value="0.240232" calcext:value-type="float">
            <text:p>0.240232</text:p>
          </table:table-cell>
          <table:table-cell office:value-type="float" office:value="0.238957" calcext:value-type="float">
            <text:p>0.238957</text:p>
          </table:table-cell>
          <table:table-cell office:value-type="float" office:value="0.240028" calcext:value-type="float">
            <text:p>0.240028</text:p>
          </table:table-cell>
          <table:table-cell office:value-type="float" office:value="0.237797" calcext:value-type="float">
            <text:p>0.237797</text:p>
          </table:table-cell>
          <table:table-cell office:value-type="float" office:value="0.237486" calcext:value-type="float">
            <text:p>0.2374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4964" calcext:value-type="float">
            <text:p>0.924964</text:p>
          </table:table-cell>
          <table:table-cell office:value-type="float" office:value="0.925015" calcext:value-type="float">
            <text:p>0.925015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4756" calcext:value-type="float">
            <text:p>0.924756</text:p>
          </table:table-cell>
          <table:table-cell office:value-type="float" office:value="0.925019" calcext:value-type="float">
            <text:p>0.925019</text:p>
          </table:table-cell>
          <table:table-cell office:value-type="float" office:value="0.924799" calcext:value-type="float">
            <text:p>0.924799</text:p>
          </table:table-cell>
          <table:table-cell office:value-type="float" office:value="0.925227" calcext:value-type="float">
            <text:p>0.925227</text:p>
          </table:table-cell>
          <table:table-cell office:value-type="float" office:value="0.925322" calcext:value-type="float">
            <text:p>0.9253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22507" calcext:value-type="float">
            <text:p>0.922507</text:p>
          </table:table-cell>
          <table:table-cell office:value-type="float" office:value="0.922847" calcext:value-type="float">
            <text:p>0.922847</text:p>
          </table:table-cell>
          <table:table-cell office:value-type="float" office:value="0.922677" calcext:value-type="float">
            <text:p>0.922677</text:p>
          </table:table-cell>
          <table:table-cell office:value-type="float" office:value="0.922353" calcext:value-type="float">
            <text:p>0.922353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22362" calcext:value-type="float">
            <text:p>0.922362</text:p>
          </table:table-cell>
          <table:table-cell office:value-type="float" office:value="0.923129" calcext:value-type="float">
            <text:p>0.923129</text:p>
          </table:table-cell>
          <table:table-cell office:value-type="float" office:value="0.923444" calcext:value-type="float">
            <text:p>0.92344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3898" calcext:value-type="float">
            <text:p>0.23898</text:p>
          </table:table-cell>
          <table:table-cell office:value-type="float" office:value="0.238935" calcext:value-type="float">
            <text:p>0.238935</text:p>
          </table:table-cell>
          <table:table-cell office:value-type="float" office:value="0.239095" calcext:value-type="float">
            <text:p>0.239095</text:p>
          </table:table-cell>
          <table:table-cell office:value-type="float" office:value="0.238909" calcext:value-type="float">
            <text:p>0.238909</text:p>
          </table:table-cell>
          <table:table-cell office:value-type="float" office:value="0.238465" calcext:value-type="float">
            <text:p>0.238465</text:p>
          </table:table-cell>
          <table:table-cell office:value-type="float" office:value="0.240741" calcext:value-type="float">
            <text:p>0.240741</text:p>
          </table:table-cell>
          <table:table-cell office:value-type="float" office:value="0.238092" calcext:value-type="float">
            <text:p>0.238092</text:p>
          </table:table-cell>
          <table:table-cell office:value-type="float" office:value="0.237279" calcext:value-type="float">
            <text:p>0.2372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5398" calcext:value-type="float">
            <text:p>0.925398</text:p>
          </table:table-cell>
          <table:table-cell office:value-type="float" office:value="0.925285" calcext:value-type="float">
            <text:p>0.925285</text:p>
          </table:table-cell>
          <table:table-cell office:value-type="float" office:value="0.925282" calcext:value-type="float">
            <text:p>0.925282</text:p>
          </table:table-cell>
          <table:table-cell office:value-type="float" office:value="0.925274" calcext:value-type="float">
            <text:p>0.925274</text:p>
          </table:table-cell>
          <table:table-cell office:value-type="float" office:value="0.92523" calcext:value-type="float">
            <text:p>0.92523</text:p>
          </table:table-cell>
          <table:table-cell office:value-type="float" office:value="0.925369" calcext:value-type="float">
            <text:p>0.925369</text:p>
          </table:table-cell>
          <table:table-cell office:value-type="float" office:value="0.925245" calcext:value-type="float">
            <text:p>0.925245</text:p>
          </table:table-cell>
          <table:table-cell office:value-type="float" office:value="0.925128" calcext:value-type="float">
            <text:p>0.925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231" calcext:value-type="float">
            <text:p>0.923231</text:p>
          </table:table-cell>
          <table:table-cell table:number-columns-repeated="2" office:value-type="float" office:value="0.923282" calcext:value-type="float">
            <text:p>0.923282</text:p>
          </table:table-cell>
          <table:table-cell office:value-type="float" office:value="0.923137" calcext:value-type="float">
            <text:p>0.923137</text:p>
          </table:table-cell>
          <table:table-cell office:value-type="float" office:value="0.923401" calcext:value-type="float">
            <text:p>0.923401</text:p>
          </table:table-cell>
          <table:table-cell office:value-type="float" office:value="0.923222" calcext:value-type="float">
            <text:p>0.923222</text:p>
          </table:table-cell>
          <table:table-cell office:value-type="float" office:value="0.923035" calcext:value-type="float">
            <text:p>0.9230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43707" calcext:value-type="float">
            <text:p>0.243707</text:p>
          </table:table-cell>
          <table:table-cell office:value-type="float" office:value="0.247024" calcext:value-type="float">
            <text:p>0.247024</text:p>
          </table:table-cell>
          <table:table-cell office:value-type="float" office:value="0.246566" calcext:value-type="float">
            <text:p>0.246566</text:p>
          </table:table-cell>
          <table:table-cell office:value-type="float" office:value="0.247087" calcext:value-type="float">
            <text:p>0.247087</text:p>
          </table:table-cell>
          <table:table-cell office:value-type="float" office:value="0.24587" calcext:value-type="float">
            <text:p>0.24587</text:p>
          </table:table-cell>
          <table:table-cell office:value-type="float" office:value="0.247232" calcext:value-type="float">
            <text:p>0.247232</text:p>
          </table:table-cell>
          <table:table-cell office:value-type="float" office:value="0.24361" calcext:value-type="float">
            <text:p>0.24361</text:p>
          </table:table-cell>
          <table:table-cell office:value-type="float" office:value="0.243341" calcext:value-type="float">
            <text:p>0.2433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5435" calcext:value-type="float">
            <text:p>0.925435</text:p>
          </table:table-cell>
          <table:table-cell office:value-type="float" office:value="0.925457" calcext:value-type="float">
            <text:p>0.925457</text:p>
          </table:table-cell>
          <table:table-cell office:value-type="float" office:value="0.925453" calcext:value-type="float">
            <text:p>0.925453</text:p>
          </table:table-cell>
          <table:table-cell table:number-columns-repeated="3" office:value-type="float" office:value="0.92545" calcext:value-type="float">
            <text:p>0.92545</text:p>
          </table:table-cell>
          <table:table-cell table:number-columns-repeated="2" office:value-type="float" office:value="0.925439" calcext:value-type="float">
            <text:p>0.9254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63" calcext:value-type="float">
            <text:p>0.923563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72" calcext:value-type="float">
            <text:p>0.923572</text:p>
          </table:table-cell>
          <table:table-cell office:value-type="float" office:value="0.923598" calcext:value-type="float">
            <text:p>0.923598</text:p>
          </table:table-cell>
          <table:table-cell office:value-type="float" office:value="0.923546" calcext:value-type="float">
            <text:p>0.923546</text:p>
          </table:table-cell>
          <table:table-cell office:value-type="float" office:value="0.923538" calcext:value-type="float">
            <text:p>0.92353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36474" calcext:value-type="float">
            <text:p>0.236474</text:p>
          </table:table-cell>
          <table:table-cell office:value-type="float" office:value="0.235763" calcext:value-type="float">
            <text:p>0.235763</text:p>
          </table:table-cell>
          <table:table-cell office:value-type="float" office:value="0.23572" calcext:value-type="float">
            <text:p>0.23572</text:p>
          </table:table-cell>
          <table:table-cell office:value-type="float" office:value="0.235598" calcext:value-type="float">
            <text:p>0.235598</text:p>
          </table:table-cell>
          <table:table-cell office:value-type="float" office:value="0.23558" calcext:value-type="float">
            <text:p>0.23558</text:p>
          </table:table-cell>
          <table:table-cell office:value-type="float" office:value="0.235518" calcext:value-type="float">
            <text:p>0.235518</text:p>
          </table:table-cell>
          <table:table-cell office:value-type="float" office:value="0.235322" calcext:value-type="float">
            <text:p>0.235322</text:p>
          </table:table-cell>
          <table:table-cell office:value-type="float" office:value="0.235733" calcext:value-type="float">
            <text:p>0.2357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4989" calcext:value-type="float">
            <text:p>0.924989</text:p>
          </table:table-cell>
          <table:table-cell table:number-columns-repeated="2" office:value-type="float" office:value="0.925249" calcext:value-type="float">
            <text:p>0.925249</text:p>
          </table:table-cell>
          <table:table-cell office:value-type="float" office:value="0.925274" calcext:value-type="float">
            <text:p>0.925274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25274" calcext:value-type="float">
            <text:p>0.925274</text:p>
          </table:table-cell>
          <table:table-cell office:value-type="float" office:value="0.925329" calcext:value-type="float">
            <text:p>0.925329</text:p>
          </table:table-cell>
          <table:table-cell office:value-type="float" office:value="0.925238" calcext:value-type="float">
            <text:p>0.9252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22592" calcext:value-type="float">
            <text:p>0.922592</text:p>
          </table:table-cell>
          <table:table-cell office:value-type="float" office:value="0.923018" calcext:value-type="float">
            <text:p>0.923018</text:p>
          </table:table-cell>
          <table:table-cell office:value-type="float" office:value="0.923061" calcext:value-type="float">
            <text:p>0.923061</text:p>
          </table:table-cell>
          <table:table-cell office:value-type="float" office:value="0.923137" calcext:value-type="float">
            <text:p>0.923137</text:p>
          </table:table-cell>
          <table:table-cell office:value-type="float" office:value="0.923154" calcext:value-type="float">
            <text:p>0.923154</text:p>
          </table:table-cell>
          <table:table-cell office:value-type="float" office:value="0.923069" calcext:value-type="float">
            <text:p>0.923069</text:p>
          </table:table-cell>
          <table:table-cell office:value-type="float" office:value="0.923274" calcext:value-type="float">
            <text:p>0.923274</text:p>
          </table:table-cell>
          <table:table-cell office:value-type="float" office:value="0.92295" calcext:value-type="float">
            <text:p>0.922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34551" calcext:value-type="float">
            <text:p>0.234551</text:p>
          </table:table-cell>
          <table:table-cell office:value-type="float" office:value="0.247421" calcext:value-type="float">
            <text:p>0.247421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244571" calcext:value-type="float">
            <text:p>0.244571</text:p>
          </table:table-cell>
          <table:table-cell office:value-type="float" office:value="0.242638" calcext:value-type="float">
            <text:p>0.242638</text:p>
          </table:table-cell>
          <table:table-cell office:value-type="float" office:value="0.24194" calcext:value-type="float">
            <text:p>0.24194</text:p>
          </table:table-cell>
          <table:table-cell office:value-type="float" office:value="0.238601" calcext:value-type="float">
            <text:p>0.238601</text:p>
          </table:table-cell>
          <table:table-cell office:value-type="float" office:value="0.238801" calcext:value-type="float">
            <text:p>0.2388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176" calcext:value-type="float">
            <text:p>0.925176</text:p>
          </table:table-cell>
          <table:table-cell office:value-type="float" office:value="0.92248" calcext:value-type="float">
            <text:p>0.92248</text:p>
          </table:table-cell>
          <table:table-cell office:value-type="float" office:value="0.923002" calcext:value-type="float">
            <text:p>0.923002</text:p>
          </table:table-cell>
          <table:table-cell office:value-type="float" office:value="0.923159" calcext:value-type="float">
            <text:p>0.923159</text:p>
          </table:table-cell>
          <table:table-cell office:value-type="float" office:value="0.923678" calcext:value-type="float">
            <text:p>0.923678</text:p>
          </table:table-cell>
          <table:table-cell office:value-type="float" office:value="0.923945" calcext:value-type="float">
            <text:p>0.923945</text:p>
          </table:table-cell>
          <table:table-cell office:value-type="float" office:value="0.924547" calcext:value-type="float">
            <text:p>0.924547</text:p>
          </table:table-cell>
          <table:table-cell office:value-type="float" office:value="0.924496" calcext:value-type="float">
            <text:p>0.9244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2916" calcext:value-type="float">
            <text:p>0.922916</text:p>
          </table:table-cell>
          <table:table-cell office:value-type="float" office:value="0.918347" calcext:value-type="float">
            <text:p>0.918347</text:p>
          </table:table-cell>
          <table:table-cell office:value-type="float" office:value="0.918927" calcext:value-type="float">
            <text:p>0.918927</text:p>
          </table:table-cell>
          <table:table-cell office:value-type="float" office:value="0.919344" calcext:value-type="float">
            <text:p>0.919344</text:p>
          </table:table-cell>
          <table:table-cell office:value-type="float" office:value="0.919958" calcext:value-type="float">
            <text:p>0.919958</text:p>
          </table:table-cell>
          <table:table-cell office:value-type="float" office:value="0.920188" calcext:value-type="float">
            <text:p>0.920188</text:p>
          </table:table-cell>
          <table:table-cell office:value-type="float" office:value="0.921475" calcext:value-type="float">
            <text:p>0.921475</text:p>
          </table:table-cell>
          <table:table-cell office:value-type="float" office:value="0.921416" calcext:value-type="float">
            <text:p>0.921416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51475" calcext:value-type="float">
            <text:p>0.251475</text:p>
          </table:table-cell>
          <table:table-cell office:value-type="float" office:value="0.265828" calcext:value-type="float">
            <text:p>0.265828</text:p>
          </table:table-cell>
          <table:table-cell office:value-type="float" office:value="0.266035" calcext:value-type="float">
            <text:p>0.266035</text:p>
          </table:table-cell>
          <table:table-cell office:value-type="float" office:value="0.26584" calcext:value-type="float">
            <text:p>0.26584</text:p>
          </table:table-cell>
          <table:table-cell office:value-type="float" office:value="0.26611" calcext:value-type="float">
            <text:p>0.26611</text:p>
          </table:table-cell>
          <table:table-cell office:value-type="float" office:value="0.263151" calcext:value-type="float">
            <text:p>0.263151</text:p>
          </table:table-cell>
          <table:table-cell office:value-type="float" office:value="0.256066" calcext:value-type="float">
            <text:p>0.256066</text:p>
          </table:table-cell>
          <table:table-cell office:value-type="float" office:value="0.240827" calcext:value-type="float">
            <text:p>0.2408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1895" calcext:value-type="float">
            <text:p>0.921895</text:p>
          </table:table-cell>
          <table:table-cell table:number-columns-repeated="4" office:value-type="float" office:value="0.925409" calcext:value-type="float">
            <text:p>0.925409</text:p>
          </table:table-cell>
          <table:table-cell office:value-type="float" office:value="0.925413" calcext:value-type="float">
            <text:p>0.925413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92534" calcext:value-type="float">
            <text:p>0.925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" calcext:value-type="float">
            <text:p>0.917299</text:p>
          </table:table-cell>
          <table:table-cell table:number-columns-repeated="3" office:value-type="float" office:value="0.923623" calcext:value-type="float">
            <text:p>0.923623</text:p>
          </table:table-cell>
          <table:table-cell office:value-type="float" office:value="0.923632" calcext:value-type="float">
            <text:p>0.923632</text:p>
          </table:table-cell>
          <table:table-cell office:value-type="float" office:value="0.92364" calcext:value-type="float">
            <text:p>0.92364</text:p>
          </table:table-cell>
          <table:table-cell office:value-type="float" office:value="0.92358" calcext:value-type="float">
            <text:p>0.92358</text:p>
          </table:table-cell>
          <table:table-cell office:value-type="float" office:value="0.923393" calcext:value-type="float">
            <text:p>0.92339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48412" calcext:value-type="float">
            <text:p>0.248412</text:p>
          </table:table-cell>
          <table:table-cell office:value-type="float" office:value="0.235252" calcext:value-type="float">
            <text:p>0.235252</text:p>
          </table:table-cell>
          <table:table-cell office:value-type="float" office:value="0.235246" calcext:value-type="float">
            <text:p>0.235246</text:p>
          </table:table-cell>
          <table:table-cell office:value-type="float" office:value="0.235213" calcext:value-type="float">
            <text:p>0.235213</text:p>
          </table:table-cell>
          <table:table-cell office:value-type="float" office:value="0.235099" calcext:value-type="float">
            <text:p>0.235099</text:p>
          </table:table-cell>
          <table:table-cell office:value-type="float" office:value="0.235501" calcext:value-type="float">
            <text:p>0.235501</text:p>
          </table:table-cell>
          <table:table-cell office:value-type="float" office:value="0.23524" calcext:value-type="float">
            <text:p>0.23524</text:p>
          </table:table-cell>
          <table:table-cell office:value-type="float" office:value="0.235196" calcext:value-type="float">
            <text:p>0.2351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5431" calcext:value-type="float">
            <text:p>0.925431</text:p>
          </table:table-cell>
          <table:table-cell table:number-columns-repeated="2" office:value-type="float" office:value="0.925139" calcext:value-type="float">
            <text:p>0.925139</text:p>
          </table:table-cell>
          <table:table-cell office:value-type="float" office:value="0.925146" calcext:value-type="float">
            <text:p>0.925146</text:p>
          </table:table-cell>
          <table:table-cell office:value-type="float" office:value="0.925157" calcext:value-type="float">
            <text:p>0.925157</text:p>
          </table:table-cell>
          <table:table-cell office:value-type="float" office:value="0.924949" calcext:value-type="float">
            <text:p>0.924949</text:p>
          </table:table-cell>
          <table:table-cell office:value-type="float" office:value="0.925219" calcext:value-type="float">
            <text:p>0.925219</text:p>
          </table:table-cell>
          <table:table-cell office:value-type="float" office:value="0.925209" calcext:value-type="float">
            <text:p>0.9252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23615" calcext:value-type="float">
            <text:p>0.923615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22805" calcext:value-type="float">
            <text:p>0.922805</text:p>
          </table:table-cell>
          <table:table-cell office:value-type="float" office:value="0.922822" calcext:value-type="float">
            <text:p>0.922822</text:p>
          </table:table-cell>
          <table:table-cell office:value-type="float" office:value="0.922813" calcext:value-type="float">
            <text:p>0.922813</text:p>
          </table:table-cell>
          <table:table-cell office:value-type="float" office:value="0.922421" calcext:value-type="float">
            <text:p>0.922421</text:p>
          </table:table-cell>
          <table:table-cell office:value-type="float" office:value="0.922941" calcext:value-type="float">
            <text:p>0.922941</text:p>
          </table:table-cell>
          <table:table-cell office:value-type="float" office:value="0.922975" calcext:value-type="float">
            <text:p>0.922975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19]*[.E20])/[.E18]" office:value-type="float" office:value="0.000365282125649746" calcext:value-type="float">
            <text:p>0.0003652821</text:p>
          </table:table-cell>
          <table:table-cell table:style-name="ce1" table:formula="of:=100*([.F19]*[.F20])/[.F18]" office:value-type="float" office:value="0.0467561120831674" calcext:value-type="float">
            <text:p>0.0467561121</text:p>
          </table:table-cell>
          <table:table-cell table:style-name="ce1" table:formula="of:=100*([.G19]*[.G20])/[.G18]" office:value-type="float" office:value="0.0935122241663349" calcext:value-type="float">
            <text:p>0.0935122242</text:p>
          </table:table-cell>
          <table:table-cell table:style-name="ce1" table:formula="of:=100*([.H19]*[.H20])/[.H18]" office:value-type="float" office:value="0.18702444833267" calcext:value-type="float">
            <text:p>0.1870244483</text:p>
          </table:table-cell>
          <table:table-cell table:style-name="ce1" table:formula="of:=100*([.I19]*[.I20])/[.I18]" office:value-type="float" office:value="0.374048896665339" calcext:value-type="float">
            <text:p>0.3740488967</text:p>
          </table:table-cell>
          <table:table-cell table:style-name="ce1" table:formula="of:=100*([.J19]*[.J20])/[.J18]" office:value-type="float" office:value="0.748097793330679" calcext:value-type="float">
            <text:p>0.7480977933</text:p>
          </table:table-cell>
          <table:table-cell table:style-name="ce1" table:formula="of:=100*([.K19]*[.K20])/[.K18]" office:value-type="float" office:value="1.49619558666136" calcext:value-type="float">
            <text:p>1.4961955867</text:p>
          </table:table-cell>
          <table:table-cell table:style-name="ce1" table:formula="of:=100*([.L19]*[.L20])/[.L1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19]*[.O20])/[.O18]" office:value-type="float" office:value="0.000365282125649746" calcext:value-type="float">
            <text:p>0.0003652821</text:p>
          </table:table-cell>
          <table:table-cell table:style-name="ce1" table:formula="of:=100*([.P19]*[.P20])/[.P18]" office:value-type="float" office:value="0.0467561120831674" calcext:value-type="float">
            <text:p>0.0467561121</text:p>
          </table:table-cell>
          <table:table-cell table:style-name="ce1" table:formula="of:=100*([.Q19]*[.Q20])/[.Q18]" office:value-type="float" office:value="0.0935122241663349" calcext:value-type="float">
            <text:p>0.0935122242</text:p>
          </table:table-cell>
          <table:table-cell table:style-name="ce1" table:formula="of:=100*([.R19]*[.R20])/[.R18]" office:value-type="float" office:value="0.18702444833267" calcext:value-type="float">
            <text:p>0.1870244483</text:p>
          </table:table-cell>
          <table:table-cell table:style-name="ce1" table:formula="of:=100*([.S19]*[.S20])/[.S18]" office:value-type="float" office:value="0.374048896665339" calcext:value-type="float">
            <text:p>0.3740488967</text:p>
          </table:table-cell>
          <table:table-cell table:style-name="ce1" table:formula="of:=100*([.T19]*[.T20])/[.T18]" office:value-type="float" office:value="0.748097793330679" calcext:value-type="float">
            <text:p>0.7480977933</text:p>
          </table:table-cell>
          <table:table-cell table:style-name="ce1" table:formula="of:=100*([.U19]*[.U20])/[.U18]" office:value-type="float" office:value="1.49619558666136" calcext:value-type="float">
            <text:p>1.4961955867</text:p>
          </table:table-cell>
          <table:table-cell table:style-name="ce1" table:formula="of:=100*([.V19]*[.V20])/[.V18]" office:value-type="float" office:value="2.99239117332272" calcext:value-type="float">
            <text:p>2.992391173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19]*[.Y20])/[.Y18]" office:value-type="float" office:value="0.000365282125649746" calcext:value-type="float">
            <text:p>0.0003652821</text:p>
          </table:table-cell>
          <table:table-cell table:style-name="ce1" table:formula="of:=100*([.Z19]*[.Z20])/[.Z18]" office:value-type="float" office:value="0.0467561120831674" calcext:value-type="float">
            <text:p>0.0467561121</text:p>
          </table:table-cell>
          <table:table-cell table:style-name="ce1" table:formula="of:=100*([.AA19]*[.AA20])/[.AA18]" office:value-type="float" office:value="0.0935122241663349" calcext:value-type="float">
            <text:p>0.0935122242</text:p>
          </table:table-cell>
          <table:table-cell table:style-name="ce1" table:formula="of:=100*([.AB19]*[.AB20])/[.AB18]" office:value-type="float" office:value="0.18702444833267" calcext:value-type="float">
            <text:p>0.1870244483</text:p>
          </table:table-cell>
          <table:table-cell table:style-name="ce1" table:formula="of:=100*([.AC19]*[.AC20])/[.AC18]" office:value-type="float" office:value="0.374048896665339" calcext:value-type="float">
            <text:p>0.3740488967</text:p>
          </table:table-cell>
          <table:table-cell table:style-name="ce1" table:formula="of:=100*([.AD19]*[.AD20])/[.AD18]" office:value-type="float" office:value="0.748097793330679" calcext:value-type="float">
            <text:p>0.7480977933</text:p>
          </table:table-cell>
          <table:table-cell table:style-name="ce1" table:formula="of:=100*([.AE19]*[.AE20])/[.AE18]" office:value-type="float" office:value="1.49619558666136" calcext:value-type="float">
            <text:p>1.4961955867</text:p>
          </table:table-cell>
          <table:table-cell table:style-name="ce1" table:formula="of:=100*([.AF19]*[.AF20])/[.AF18]" office:value-type="float" office:value="2.99239117332272" calcext:value-type="float">
            <text:p>2.99239117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73761" calcext:value-type="float">
            <text:p>273761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73761" calcext:value-type="float">
            <text:p>2737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36]*[.E37])/[.E35]" office:value-type="float" office:value="0.000365282125649746" calcext:value-type="float">
            <text:p>0.0003652821</text:p>
          </table:table-cell>
          <table:table-cell table:style-name="ce1" table:formula="of:=100*([.F36]*[.F37])/[.F35]" office:value-type="float" office:value="0.374048896665339" calcext:value-type="float">
            <text:p>0.3740488967</text:p>
          </table:table-cell>
          <table:table-cell table:style-name="ce1" table:formula="of:=100*([.G36]*[.G37])/[.G35]" office:value-type="float" office:value="0.748097793330679" calcext:value-type="float">
            <text:p>0.7480977933</text:p>
          </table:table-cell>
          <table:table-cell table:style-name="ce1" table:formula="of:=100*([.H36]*[.H37])/[.H35]" office:value-type="float" office:value="1.49619558666136" calcext:value-type="float">
            <text:p>1.4961955867</text:p>
          </table:table-cell>
          <table:table-cell table:style-name="ce1" table:formula="of:=100*([.I36]*[.I37])/[.I35]" office:value-type="float" office:value="2.99239117332272" calcext:value-type="float">
            <text:p>2.9923911733</text:p>
          </table:table-cell>
          <table:table-cell table:style-name="ce1" table:formula="of:=100*([.J36]*[.J37])/[.J35]" office:value-type="float" office:value="5.98478234664543" calcext:value-type="float">
            <text:p>5.9847823466</text:p>
          </table:table-cell>
          <table:table-cell table:style-name="ce1" table:formula="of:=100*([.K36]*[.K37])/[.K35]" office:value-type="float" office:value="11.9695646932909" calcext:value-type="float">
            <text:p>11.9695646933</text:p>
          </table:table-cell>
          <table:table-cell table:style-name="ce1" table:formula="of:=100*([.L36]*[.L37])/[.L3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36]*[.O37])/[.O35]" office:value-type="float" office:value="0.000365282125649746" calcext:value-type="float">
            <text:p>0.0003652821</text:p>
          </table:table-cell>
          <table:table-cell table:style-name="ce1" table:formula="of:=100*([.P36]*[.P37])/[.P35]" office:value-type="float" office:value="0.374048896665339" calcext:value-type="float">
            <text:p>0.3740488967</text:p>
          </table:table-cell>
          <table:table-cell table:style-name="ce1" table:formula="of:=100*([.Q36]*[.Q37])/[.Q35]" office:value-type="float" office:value="0.748097793330679" calcext:value-type="float">
            <text:p>0.7480977933</text:p>
          </table:table-cell>
          <table:table-cell table:style-name="ce1" table:formula="of:=100*([.R36]*[.R37])/[.R35]" office:value-type="float" office:value="1.49619558666136" calcext:value-type="float">
            <text:p>1.4961955867</text:p>
          </table:table-cell>
          <table:table-cell table:style-name="ce1" table:formula="of:=100*([.S36]*[.S37])/[.S35]" office:value-type="float" office:value="2.99239117332272" calcext:value-type="float">
            <text:p>2.9923911733</text:p>
          </table:table-cell>
          <table:table-cell table:style-name="ce1" table:formula="of:=100*([.T36]*[.T37])/[.T35]" office:value-type="float" office:value="5.98478234664543" calcext:value-type="float">
            <text:p>5.9847823466</text:p>
          </table:table-cell>
          <table:table-cell table:style-name="ce1" table:formula="of:=100*([.U36]*[.U37])/[.U35]" office:value-type="float" office:value="11.9695646932909" calcext:value-type="float">
            <text:p>11.9695646933</text:p>
          </table:table-cell>
          <table:table-cell table:style-name="ce1" table:formula="of:=100*([.V36]*[.V37])/[.V35]" office:value-type="float" office:value="23.9391293865817" calcext:value-type="float">
            <text:p>23.939129386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36]*[.Y37])/[.Y35]" office:value-type="float" office:value="0.000365282125649746" calcext:value-type="float">
            <text:p>0.0003652821</text:p>
          </table:table-cell>
          <table:table-cell table:style-name="ce1" table:formula="of:=100*([.Z36]*[.Z37])/[.Z35]" office:value-type="float" office:value="0.374048896665339" calcext:value-type="float">
            <text:p>0.3740488967</text:p>
          </table:table-cell>
          <table:table-cell table:style-name="ce1" table:formula="of:=100*([.AA36]*[.AA37])/[.AA35]" office:value-type="float" office:value="0.748097793330679" calcext:value-type="float">
            <text:p>0.7480977933</text:p>
          </table:table-cell>
          <table:table-cell table:style-name="ce1" table:formula="of:=100*([.AB36]*[.AB37])/[.AB35]" office:value-type="float" office:value="1.49619558666136" calcext:value-type="float">
            <text:p>1.4961955867</text:p>
          </table:table-cell>
          <table:table-cell table:style-name="ce1" table:formula="of:=100*([.AC36]*[.AC37])/[.AC35]" office:value-type="float" office:value="2.99239117332272" calcext:value-type="float">
            <text:p>2.9923911733</text:p>
          </table:table-cell>
          <table:table-cell table:style-name="ce1" table:formula="of:=100*([.AD36]*[.AD37])/[.AD35]" office:value-type="float" office:value="5.98478234664543" calcext:value-type="float">
            <text:p>5.9847823466</text:p>
          </table:table-cell>
          <table:table-cell table:style-name="ce1" table:formula="of:=100*([.AE36]*[.AE37])/[.AE35]" office:value-type="float" office:value="11.9695646932909" calcext:value-type="float">
            <text:p>11.9695646933</text:p>
          </table:table-cell>
          <table:table-cell table:style-name="ce1" table:formula="of:=100*([.AF36]*[.AF37])/[.AF35]" office:value-type="float" office:value="23.9391293865817" calcext:value-type="float">
            <text:p>23.939129386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4:05:07.664495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4:43:33.994165318</dc:date>
    <meta:editing-duration>PT4H18M56S</meta:editing-duration>
    <meta:editing-cycles>87</meta:editing-cycles>
    <meta:generator>LibreOffice/5.1.6.2$Linux_X86_64 LibreOffice_project/10m0$Build-2</meta:generator>
    <meta:document-statistic meta:table-count="1" meta:cell-count="6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1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5" chart:label-cell-address="Sheet1.E4:Sheet1.E4" chart:class="chart:line">
            <chart:data-point chart:repeated="11"/>
          </chart:series>
          <chart:series chart:style-name="ch7" chart:values-cell-range-address="Sheet1.F5:Sheet1.F15" chart:label-cell-address="Sheet1.F4:Sheet1.F4" chart:class="chart:line">
            <chart:data-point chart:repeated="11"/>
          </chart:series>
          <chart:series chart:style-name="ch8" chart:values-cell-range-address="Sheet1.G5:Sheet1.G15" chart:label-cell-address="Sheet1.G4:Sheet1.G4" chart:class="chart:line">
            <chart:data-point chart:repeated="11"/>
          </chart:series>
          <chart:series chart:style-name="ch9" chart:values-cell-range-address="Sheet1.H5:Sheet1.H15" chart:label-cell-address="Sheet1.H4:Sheet1.H4" chart:class="chart:line">
            <chart:data-point chart:repeated="11"/>
          </chart:series>
          <chart:series chart:style-name="ch10" chart:values-cell-range-address="Sheet1.I5:Sheet1.I15" chart:label-cell-address="Sheet1.I4:Sheet1.I4" chart:class="chart:line">
            <chart:data-point chart:repeated="11"/>
          </chart:series>
          <chart:series chart:style-name="ch11" chart:values-cell-range-address="Sheet1.J5:Sheet1.J15" chart:label-cell-address="Sheet1.J4:Sheet1.J4" chart:class="chart:line">
            <chart:data-point chart:repeated="11"/>
          </chart:series>
          <chart:series chart:style-name="ch12" chart:values-cell-range-address="Sheet1.K5:Sheet1.K15" chart:label-cell-address="Sheet1.K4:Sheet1.K4" chart:class="chart:line">
            <chart:data-point chart:repeated="11"/>
          </chart:series>
          <chart:series chart:style-name="ch13" chart:values-cell-range-address="Sheet1.L5:Sheet1.L15" chart:label-cell-address="Sheet1.L4:Sheet1.L4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4:Sheet1.E4</svg:desc>
                </draw:g>
              </table:table-cell>
              <table:table-cell office:value-type="string">
                <text:p>0.0014611285</text:p>
                <draw:g>
                  <svg:desc>Sheet1.F4:Sheet1.F4</svg:desc>
                </draw:g>
              </table:table-cell>
              <table:table-cell office:value-type="string">
                <text:p>0.002922257</text:p>
                <draw:g>
                  <svg:desc>Sheet1.G4:Sheet1.G4</svg:desc>
                </draw:g>
              </table:table-cell>
              <table:table-cell office:value-type="string">
                <text:p>0.005844514</text:p>
                <draw:g>
                  <svg:desc>Sheet1.H4:Sheet1.H4</svg:desc>
                </draw:g>
              </table:table-cell>
              <table:table-cell office:value-type="string">
                <text:p>0.011689028</text:p>
                <draw:g>
                  <svg:desc>Sheet1.I4:Sheet1.I4</svg:desc>
                </draw:g>
              </table:table-cell>
              <table:table-cell office:value-type="string">
                <text:p>0.023378056</text:p>
                <draw:g>
                  <svg:desc>Sheet1.J4:Sheet1.J4</svg:desc>
                </draw:g>
              </table:table-cell>
              <table:table-cell office:value-type="string">
                <text:p>0.0467561121</text:p>
                <draw:g>
                  <svg:desc>Sheet1.K4:Sheet1.K4</svg:desc>
                </draw:g>
              </table:table-cell>
              <table:table-cell office:value-type="string">
                <text:p>0.0935122242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15</svg:desc>
                </draw:g>
              </table:table-cell>
              <table:table-cell office:value-type="float" office:value="0.691873">
                <text:p>0.691873</text:p>
                <draw:g>
                  <svg:desc>Sheet1.E5:Sheet1.E15</svg:desc>
                </draw:g>
              </table:table-cell>
              <table:table-cell office:value-type="float" office:value="0.691873">
                <text:p>0.691873</text:p>
                <draw:g>
                  <svg:desc>Sheet1.F5:Sheet1.F15</svg:desc>
                </draw:g>
              </table:table-cell>
              <table:table-cell office:value-type="float" office:value="0.691873">
                <text:p>0.691873</text:p>
                <draw:g>
                  <svg:desc>Sheet1.G5:Sheet1.G15</svg:desc>
                </draw:g>
              </table:table-cell>
              <table:table-cell office:value-type="float" office:value="0.691873">
                <text:p>0.691873</text:p>
                <draw:g>
                  <svg:desc>Sheet1.H5:Sheet1.H15</svg:desc>
                </draw:g>
              </table:table-cell>
              <table:table-cell office:value-type="float" office:value="0.691873">
                <text:p>0.691873</text:p>
                <draw:g>
                  <svg:desc>Sheet1.I5:Sheet1.I15</svg:desc>
                </draw:g>
              </table:table-cell>
              <table:table-cell office:value-type="float" office:value="0.691873">
                <text:p>0.691873</text:p>
                <draw:g>
                  <svg:desc>Sheet1.J5:Sheet1.J15</svg:desc>
                </draw:g>
              </table:table-cell>
              <table:table-cell office:value-type="float" office:value="0.691873">
                <text:p>0.691873</text:p>
                <draw:g>
                  <svg:desc>Sheet1.K5:Sheet1.K15</svg:desc>
                </draw:g>
              </table:table-cell>
              <table:table-cell office:value-type="float" office:value="0.691873">
                <text:p>0.691873</text:p>
                <draw:g>
                  <svg:desc>Sheet1.L5:Sheet1.L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5942">
                <text:p>0.245942</text:p>
              </table:table-cell>
              <table:table-cell office:value-type="float" office:value="0.279707">
                <text:p>0.279707</text:p>
              </table:table-cell>
              <table:table-cell office:value-type="float" office:value="0.279547">
                <text:p>0.279547</text:p>
              </table:table-cell>
              <table:table-cell office:value-type="float" office:value="0.279631">
                <text:p>0.279631</text:p>
              </table:table-cell>
              <table:table-cell office:value-type="float" office:value="0.280694">
                <text:p>0.280694</text:p>
              </table:table-cell>
              <table:table-cell office:value-type="float" office:value="0.275332">
                <text:p>0.275332</text:p>
              </table:table-cell>
              <table:table-cell office:value-type="float" office:value="0.266978">
                <text:p>0.266978</text:p>
              </table:table-cell>
              <table:table-cell office:value-type="float" office:value="0.264455">
                <text:p>0.2644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40217">
                <text:p>0.240217</text:p>
              </table:table-cell>
              <table:table-cell office:value-type="float" office:value="0.240916">
                <text:p>0.240916</text:p>
              </table:table-cell>
              <table:table-cell office:value-type="float" office:value="0.240697">
                <text:p>0.240697</text:p>
              </table:table-cell>
              <table:table-cell office:value-type="float" office:value="0.241509">
                <text:p>0.241509</text:p>
              </table:table-cell>
              <table:table-cell office:value-type="float" office:value="0.242069">
                <text:p>0.242069</text:p>
              </table:table-cell>
              <table:table-cell office:value-type="float" office:value="0.242337">
                <text:p>0.242337</text:p>
              </table:table-cell>
              <table:table-cell office:value-type="float" office:value="0.239846">
                <text:p>0.239846</text:p>
              </table:table-cell>
              <table:table-cell office:value-type="float" office:value="0.240288">
                <text:p>0.2402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43311">
                <text:p>0.243311</text:p>
              </table:table-cell>
              <table:table-cell office:value-type="float" office:value="0.245882">
                <text:p>0.245882</text:p>
              </table:table-cell>
              <table:table-cell office:value-type="float" office:value="0.245995">
                <text:p>0.245995</text:p>
              </table:table-cell>
              <table:table-cell office:value-type="float" office:value="0.245855">
                <text:p>0.245855</text:p>
              </table:table-cell>
              <table:table-cell office:value-type="float" office:value="0.244939">
                <text:p>0.244939</text:p>
              </table:table-cell>
              <table:table-cell office:value-type="float" office:value="0.243303">
                <text:p>0.243303</text:p>
              </table:table-cell>
              <table:table-cell office:value-type="float" office:value="0.240612">
                <text:p>0.240612</text:p>
              </table:table-cell>
              <table:table-cell office:value-type="float" office:value="0.244489">
                <text:p>0.2444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0412">
                <text:p>0.240412</text:p>
              </table:table-cell>
              <table:table-cell office:value-type="float" office:value="0.238877">
                <text:p>0.238877</text:p>
              </table:table-cell>
              <table:table-cell office:value-type="float" office:value="0.239103">
                <text:p>0.239103</text:p>
              </table:table-cell>
              <table:table-cell office:value-type="float" office:value="0.240232">
                <text:p>0.240232</text:p>
              </table:table-cell>
              <table:table-cell office:value-type="float" office:value="0.238957">
                <text:p>0.238957</text:p>
              </table:table-cell>
              <table:table-cell office:value-type="float" office:value="0.240028">
                <text:p>0.240028</text:p>
              </table:table-cell>
              <table:table-cell office:value-type="float" office:value="0.237797">
                <text:p>0.237797</text:p>
              </table:table-cell>
              <table:table-cell office:value-type="float" office:value="0.237486">
                <text:p>0.237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898">
                <text:p>0.23898</text:p>
              </table:table-cell>
              <table:table-cell office:value-type="float" office:value="0.238935">
                <text:p>0.238935</text:p>
              </table:table-cell>
              <table:table-cell office:value-type="float" office:value="0.239095">
                <text:p>0.239095</text:p>
              </table:table-cell>
              <table:table-cell office:value-type="float" office:value="0.238909">
                <text:p>0.238909</text:p>
              </table:table-cell>
              <table:table-cell office:value-type="float" office:value="0.238465">
                <text:p>0.238465</text:p>
              </table:table-cell>
              <table:table-cell office:value-type="float" office:value="0.240741">
                <text:p>0.240741</text:p>
              </table:table-cell>
              <table:table-cell office:value-type="float" office:value="0.238092">
                <text:p>0.238092</text:p>
              </table:table-cell>
              <table:table-cell office:value-type="float" office:value="0.237279">
                <text:p>0.2372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3707">
                <text:p>0.243707</text:p>
              </table:table-cell>
              <table:table-cell office:value-type="float" office:value="0.247024">
                <text:p>0.247024</text:p>
              </table:table-cell>
              <table:table-cell office:value-type="float" office:value="0.246566">
                <text:p>0.246566</text:p>
              </table:table-cell>
              <table:table-cell office:value-type="float" office:value="0.247087">
                <text:p>0.247087</text:p>
              </table:table-cell>
              <table:table-cell office:value-type="float" office:value="0.24587">
                <text:p>0.24587</text:p>
              </table:table-cell>
              <table:table-cell office:value-type="float" office:value="0.247232">
                <text:p>0.247232</text:p>
              </table:table-cell>
              <table:table-cell office:value-type="float" office:value="0.24361">
                <text:p>0.24361</text:p>
              </table:table-cell>
              <table:table-cell office:value-type="float" office:value="0.243341">
                <text:p>0.2433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6474">
                <text:p>0.236474</text:p>
              </table:table-cell>
              <table:table-cell office:value-type="float" office:value="0.235763">
                <text:p>0.235763</text:p>
              </table:table-cell>
              <table:table-cell office:value-type="float" office:value="0.23572">
                <text:p>0.23572</text:p>
              </table:table-cell>
              <table:table-cell office:value-type="float" office:value="0.235598">
                <text:p>0.235598</text:p>
              </table:table-cell>
              <table:table-cell office:value-type="float" office:value="0.23558">
                <text:p>0.23558</text:p>
              </table:table-cell>
              <table:table-cell office:value-type="float" office:value="0.235518">
                <text:p>0.235518</text:p>
              </table:table-cell>
              <table:table-cell office:value-type="float" office:value="0.235322">
                <text:p>0.235322</text:p>
              </table:table-cell>
              <table:table-cell office:value-type="float" office:value="0.235733">
                <text:p>0.2357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4551">
                <text:p>0.234551</text:p>
              </table:table-cell>
              <table:table-cell office:value-type="float" office:value="0.247421">
                <text:p>0.247421</text:p>
              </table:table-cell>
              <table:table-cell office:value-type="float" office:value="0.2456">
                <text:p>0.2456</text:p>
              </table:table-cell>
              <table:table-cell office:value-type="float" office:value="0.244571">
                <text:p>0.244571</text:p>
              </table:table-cell>
              <table:table-cell office:value-type="float" office:value="0.242638">
                <text:p>0.242638</text:p>
              </table:table-cell>
              <table:table-cell office:value-type="float" office:value="0.24194">
                <text:p>0.24194</text:p>
              </table:table-cell>
              <table:table-cell office:value-type="float" office:value="0.238601">
                <text:p>0.238601</text:p>
              </table:table-cell>
              <table:table-cell office:value-type="float" office:value="0.238801">
                <text:p>0.2388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1475">
                <text:p>0.251475</text:p>
              </table:table-cell>
              <table:table-cell office:value-type="float" office:value="0.265828">
                <text:p>0.265828</text:p>
              </table:table-cell>
              <table:table-cell office:value-type="float" office:value="0.266035">
                <text:p>0.266035</text:p>
              </table:table-cell>
              <table:table-cell office:value-type="float" office:value="0.26584">
                <text:p>0.26584</text:p>
              </table:table-cell>
              <table:table-cell office:value-type="float" office:value="0.26611">
                <text:p>0.26611</text:p>
              </table:table-cell>
              <table:table-cell office:value-type="float" office:value="0.263151">
                <text:p>0.263151</text:p>
              </table:table-cell>
              <table:table-cell office:value-type="float" office:value="0.256066">
                <text:p>0.256066</text:p>
              </table:table-cell>
              <table:table-cell office:value-type="float" office:value="0.240827">
                <text:p>0.2408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8412">
                <text:p>0.248412</text:p>
              </table:table-cell>
              <table:table-cell office:value-type="float" office:value="0.235252">
                <text:p>0.235252</text:p>
              </table:table-cell>
              <table:table-cell office:value-type="float" office:value="0.235246">
                <text:p>0.235246</text:p>
              </table:table-cell>
              <table:table-cell office:value-type="float" office:value="0.235213">
                <text:p>0.235213</text:p>
              </table:table-cell>
              <table:table-cell office:value-type="float" office:value="0.235099">
                <text:p>0.235099</text:p>
              </table:table-cell>
              <table:table-cell office:value-type="float" office:value="0.235501">
                <text:p>0.235501</text:p>
              </table:table-cell>
              <table:table-cell office:value-type="float" office:value="0.23524">
                <text:p>0.23524</text:p>
              </table:table-cell>
              <table:table-cell office:value-type="float" office:value="0.235196">
                <text:p>0.235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32:Sheet1.L52 Sheet1.E21:Sheet1.L21" chart:data-source-has-labels="both" svg:x="0.32cm" svg:y="0.18cm" svg:width="11.889cm" svg:height="8.645cm">
          <chartooo:coordinate-region svg:x="1.682cm" svg:y="0.18cm" svg:width="10.527cm" svg:height="6.736cm"/>
          <chart:axis chart:dimension="x" chart:name="primary-x" chart:style-name="ch4" chartooo:axis-type="auto">
            <chartooo:date-scale/>
            <chart:categories table:cell-range-address="Sheet1.D32:Sheet1.D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2:Sheet1.E52" chart:label-cell-address="Sheet1.E21:Sheet1.E21" chart:class="chart:line">
            <chart:data-point chart:repeated="21"/>
          </chart:series>
          <chart:series chart:style-name="ch7" chart:values-cell-range-address="Sheet1.F32:Sheet1.F52" chart:label-cell-address="Sheet1.F21:Sheet1.F21" chart:class="chart:line">
            <chart:data-point chart:repeated="21"/>
          </chart:series>
          <chart:series chart:style-name="ch8" chart:values-cell-range-address="Sheet1.G32:Sheet1.G52" chart:label-cell-address="Sheet1.G21:Sheet1.G21" chart:class="chart:line">
            <chart:data-point chart:repeated="21"/>
          </chart:series>
          <chart:series chart:style-name="ch9" chart:values-cell-range-address="Sheet1.H32:Sheet1.H52" chart:label-cell-address="Sheet1.H21:Sheet1.H21" chart:class="chart:line">
            <chart:data-point chart:repeated="21"/>
          </chart:series>
          <chart:series chart:style-name="ch10" chart:values-cell-range-address="Sheet1.I32:Sheet1.I52" chart:label-cell-address="Sheet1.I21:Sheet1.I21" chart:class="chart:line">
            <chart:data-point chart:repeated="21"/>
          </chart:series>
          <chart:series chart:style-name="ch11" chart:values-cell-range-address="Sheet1.J32:Sheet1.J52" chart:label-cell-address="Sheet1.J21:Sheet1.J21" chart:class="chart:line">
            <chart:data-point chart:repeated="21"/>
          </chart:series>
          <chart:series chart:style-name="ch12" chart:values-cell-range-address="Sheet1.K32:Sheet1.K52" chart:label-cell-address="Sheet1.K21:Sheet1.K21" chart:class="chart:line">
            <chart:data-point chart:repeated="21"/>
          </chart:series>
          <chart:series chart:style-name="ch13" chart:values-cell-range-address="Sheet1.L32:Sheet1.L52" chart:label-cell-address="Sheet1.L21:Sheet1.L21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21:Sheet1.E21</svg:desc>
                </draw:g>
              </table:table-cell>
              <table:table-cell office:value-type="string">
                <text:p>0.0467561121</text:p>
                <draw:g>
                  <svg:desc>Sheet1.F21:Sheet1.F21</svg:desc>
                </draw:g>
              </table:table-cell>
              <table:table-cell office:value-type="string">
                <text:p>0.0935122242</text:p>
                <draw:g>
                  <svg:desc>Sheet1.G21:Sheet1.G21</svg:desc>
                </draw:g>
              </table:table-cell>
              <table:table-cell office:value-type="string">
                <text:p>0.1870244483</text:p>
                <draw:g>
                  <svg:desc>Sheet1.H21:Sheet1.H21</svg:desc>
                </draw:g>
              </table:table-cell>
              <table:table-cell office:value-type="string">
                <text:p>0.3740488967</text:p>
                <draw:g>
                  <svg:desc>Sheet1.I21:Sheet1.I21</svg:desc>
                </draw:g>
              </table:table-cell>
              <table:table-cell office:value-type="string">
                <text:p>0.7480977933</text:p>
                <draw:g>
                  <svg:desc>Sheet1.J21:Sheet1.J21</svg:desc>
                </draw:g>
              </table:table-cell>
              <table:table-cell office:value-type="string">
                <text:p>1.4961955867</text:p>
                <draw:g>
                  <svg:desc>Sheet1.K21:Sheet1.K21</svg:desc>
                </draw:g>
              </table:table-cell>
              <table:table-cell office:value-type="string">
                <text:p>2.9923911733</text:p>
                <draw:g>
                  <svg:desc>Sheet1.L21:Sheet1.L2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D32:Sheet1.D52</svg:desc>
                </draw:g>
              </table:table-cell>
              <table:table-cell office:value-type="float" office:value="NaN">
                <text:p>NaN</text:p>
                <draw:g>
                  <svg:desc>Sheet1.E32:Sheet1.E52</svg:desc>
                </draw:g>
              </table:table-cell>
              <table:table-cell office:value-type="float" office:value="NaN">
                <text:p>NaN</text:p>
                <draw:g>
                  <svg:desc>Sheet1.F32:Sheet1.F52</svg:desc>
                </draw:g>
              </table:table-cell>
              <table:table-cell office:value-type="float" office:value="NaN">
                <text:p>NaN</text:p>
                <draw:g>
                  <svg:desc>Sheet1.G32:Sheet1.G52</svg:desc>
                </draw:g>
              </table:table-cell>
              <table:table-cell office:value-type="float" office:value="NaN">
                <text:p>NaN</text:p>
                <draw:g>
                  <svg:desc>Sheet1.H32:Sheet1.H52</svg:desc>
                </draw:g>
              </table:table-cell>
              <table:table-cell office:value-type="float" office:value="NaN">
                <text:p>NaN</text:p>
                <draw:g>
                  <svg:desc>Sheet1.I32:Sheet1.I52</svg:desc>
                </draw:g>
              </table:table-cell>
              <table:table-cell office:value-type="float" office:value="NaN">
                <text:p>NaN</text:p>
                <draw:g>
                  <svg:desc>Sheet1.J32:Sheet1.J52</svg:desc>
                </draw:g>
              </table:table-cell>
              <table:table-cell office:value-type="float" office:value="NaN">
                <text:p>NaN</text:p>
                <draw:g>
                  <svg:desc>Sheet1.K32:Sheet1.K52</svg:desc>
                </draw:g>
              </table:table-cell>
              <table:table-cell office:value-type="float" office:value="NaN">
                <text:p>NaN</text:p>
                <draw:g>
                  <svg:desc>Sheet1.L32:Sheet1.L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ain Loss</text:p>
              </table:table-cell>
              <table:table-cell office:value-type="float" office:value="273761">
                <text:p>273761</text:p>
              </table:table-cell>
              <table:table-cell office:value-type="float" office:value="273761">
                <text:p>273761</text:p>
              </table:table-cell>
              <table:table-cell office:value-type="float" office:value="273761">
                <text:p>273761</text:p>
              </table:table-cell>
              <table:table-cell office:value-type="float" office:value="273761">
                <text:p>273761</text:p>
              </table:table-cell>
              <table:table-cell office:value-type="float" office:value="273761">
                <text:p>273761</text:p>
              </table:table-cell>
              <table:table-cell office:value-type="float" office:value="273761">
                <text:p>273761</text:p>
              </table:table-cell>
              <table:table-cell office:value-type="float" office:value="273761">
                <text:p>273761</text:p>
              </table:table-cell>
              <table:table-cell office:value-type="float" office:value="273761">
                <text:p>273761</text:p>
              </table:table-cell>
            </table:table-row>
            <table:table-row>
              <table:table-cell office:value-type="string">
                <text:p>Block Size</text:p>
              </table:table-cell>
              <table:table-cell office:value-type="float" office:value="1">
                <text:p>1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#Block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Epochs</text:p>
              </table:table-cell>
              <table:table-cell office:value-type="float" office:value="0.000365282125649746">
                <text:p>0.000365282125649746</text:p>
              </table:table-cell>
              <table:table-cell office:value-type="float" office:value="0.374048896665339">
                <text:p>0.374048896665339</text:p>
              </table:table-cell>
              <table:table-cell office:value-type="float" office:value="0.748097793330679">
                <text:p>0.748097793330679</text:p>
              </table:table-cell>
              <table:table-cell office:value-type="float" office:value="1.49619558666136">
                <text:p>1.49619558666136</text:p>
              </table:table-cell>
              <table:table-cell office:value-type="float" office:value="2.99239117332272">
                <text:p>2.99239117332272</text:p>
              </table:table-cell>
              <table:table-cell office:value-type="float" office:value="5.98478234664543">
                <text:p>5.98478234664543</text:p>
              </table:table-cell>
              <table:table-cell office:value-type="float" office:value="11.9695646932909">
                <text:p>11.9695646932909</text:p>
              </table:table-cell>
              <table:table-cell office:value-type="float" office:value="23.9391293865817">
                <text:p>23.93912938658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59:Sheet1.L79 Sheet1.E38:Sheet1.L38" chart:data-source-has-labels="both" svg:x="0.32cm" svg:y="0.18cm" svg:width="11.704cm" svg:height="8.645cm">
          <chartooo:coordinate-region svg:x="0.941cm" svg:y="0.379cm" svg:width="11.083cm" svg:height="8.247cm"/>
          <chart:axis chart:dimension="x" chart:name="primary-x" chart:style-name="ch4" chartooo:axis-type="auto">
            <chartooo:date-scale/>
            <chart:categories table:cell-range-address="Sheet1.D59:Sheet1.D7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9:Sheet1.E79" chart:label-cell-address="Sheet1.E38:Sheet1.E38" chart:class="chart:line">
            <chart:data-point chart:repeated="21"/>
          </chart:series>
          <chart:series chart:style-name="ch7" chart:values-cell-range-address="Sheet1.F59:Sheet1.F79" chart:label-cell-address="Sheet1.F38:Sheet1.F38" chart:class="chart:line">
            <chart:data-point chart:repeated="21"/>
          </chart:series>
          <chart:series chart:style-name="ch8" chart:values-cell-range-address="Sheet1.G59:Sheet1.G79" chart:label-cell-address="Sheet1.G38:Sheet1.G38" chart:class="chart:line">
            <chart:data-point chart:repeated="21"/>
          </chart:series>
          <chart:series chart:style-name="ch9" chart:values-cell-range-address="Sheet1.H59:Sheet1.H79" chart:label-cell-address="Sheet1.H38:Sheet1.H38" chart:class="chart:line">
            <chart:data-point chart:repeated="21"/>
          </chart:series>
          <chart:series chart:style-name="ch10" chart:values-cell-range-address="Sheet1.I59:Sheet1.I79" chart:label-cell-address="Sheet1.I38:Sheet1.I38" chart:class="chart:line">
            <chart:data-point chart:repeated="21"/>
          </chart:series>
          <chart:series chart:style-name="ch11" chart:values-cell-range-address="Sheet1.J59:Sheet1.J79" chart:label-cell-address="Sheet1.J38:Sheet1.J38" chart:class="chart:line">
            <chart:data-point chart:repeated="21"/>
          </chart:series>
          <chart:series chart:style-name="ch12" chart:values-cell-range-address="Sheet1.K59:Sheet1.K79" chart:label-cell-address="Sheet1.K38:Sheet1.K38" chart:class="chart:line">
            <chart:data-point chart:repeated="21"/>
          </chart:series>
          <chart:series chart:style-name="ch13" chart:values-cell-range-address="Sheet1.L59:Sheet1.L79" chart:label-cell-address="Sheet1.L38:Sheet1.L38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3652821</text:p>
                <draw:g>
                  <svg:desc>Sheet1.E38:Sheet1.E38</svg:desc>
                </draw:g>
              </table:table-cell>
              <table:table-cell office:value-type="string">
                <text:p>0.3740488967</text:p>
                <draw:g>
                  <svg:desc>Sheet1.F38:Sheet1.F38</svg:desc>
                </draw:g>
              </table:table-cell>
              <table:table-cell office:value-type="string">
                <text:p>0.7480977933</text:p>
                <draw:g>
                  <svg:desc>Sheet1.G38:Sheet1.G38</svg:desc>
                </draw:g>
              </table:table-cell>
              <table:table-cell office:value-type="string">
                <text:p>1.4961955867</text:p>
                <draw:g>
                  <svg:desc>Sheet1.H38:Sheet1.H38</svg:desc>
                </draw:g>
              </table:table-cell>
              <table:table-cell office:value-type="string">
                <text:p>2.9923911733</text:p>
                <draw:g>
                  <svg:desc>Sheet1.I38:Sheet1.I38</svg:desc>
                </draw:g>
              </table:table-cell>
              <table:table-cell office:value-type="string">
                <text:p>5.9847823466</text:p>
                <draw:g>
                  <svg:desc>Sheet1.J38:Sheet1.J38</svg:desc>
                </draw:g>
              </table:table-cell>
              <table:table-cell office:value-type="string">
                <text:p>11.9695646933</text:p>
                <draw:g>
                  <svg:desc>Sheet1.K38:Sheet1.K38</svg:desc>
                </draw:g>
              </table:table-cell>
              <table:table-cell office:value-type="string">
                <text:p>23.9391293866</text:p>
                <draw:g>
                  <svg:desc>Sheet1.L38:Sheet1.L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D59:Sheet1.D79</svg:desc>
                </draw:g>
              </table:table-cell>
              <table:table-cell office:value-type="float" office:value="NaN">
                <text:p>NaN</text:p>
                <draw:g>
                  <svg:desc>Sheet1.E59:Sheet1.E79</svg:desc>
                </draw:g>
              </table:table-cell>
              <table:table-cell office:value-type="float" office:value="NaN">
                <text:p>NaN</text:p>
                <draw:g>
                  <svg:desc>Sheet1.F59:Sheet1.F79</svg:desc>
                </draw:g>
              </table:table-cell>
              <table:table-cell office:value-type="float" office:value="NaN">
                <text:p>NaN</text:p>
                <draw:g>
                  <svg:desc>Sheet1.G59:Sheet1.G79</svg:desc>
                </draw:g>
              </table:table-cell>
              <table:table-cell office:value-type="float" office:value="NaN">
                <text:p>NaN</text:p>
                <draw:g>
                  <svg:desc>Sheet1.H59:Sheet1.H79</svg:desc>
                </draw:g>
              </table:table-cell>
              <table:table-cell office:value-type="float" office:value="NaN">
                <text:p>NaN</text:p>
                <draw:g>
                  <svg:desc>Sheet1.I59:Sheet1.I79</svg:desc>
                </draw:g>
              </table:table-cell>
              <table:table-cell office:value-type="float" office:value="NaN">
                <text:p>NaN</text:p>
                <draw:g>
                  <svg:desc>Sheet1.J59:Sheet1.J79</svg:desc>
                </draw:g>
              </table:table-cell>
              <table:table-cell office:value-type="float" office:value="NaN">
                <text:p>NaN</text:p>
                <draw:g>
                  <svg:desc>Sheet1.K59:Sheet1.K79</svg:desc>
                </draw:g>
              </table:table-cell>
              <table:table-cell office:value-type="float" office:value="NaN">
                <text:p>NaN</text:p>
                <draw:g>
                  <svg:desc>Sheet1.L59:Sheet1.L7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